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mm"/>
      <style:text-properties fo:color="#ffffd7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mm"/>
      <style:text-properties fo:color="#ffffd7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4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mm"/>
      <style:text-properties fo:color="#ffffd7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0" style:apply-style-name="Error" style:base-cell-address="Feuille1.I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Error" style:base-cell-address="Feuille1.I2"/>
    </style:style>
    <style:style style:name="ce2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5" table:number-columns-repeated="1014" table:default-cell-style-name="ce1"/>
        <table:table-row table:style-name="ro1">
          <table:table-cell table:style-name="Default"/>
          <table:table-cell table:number-columns-repeated="7"/>
          <table:table-cell office:value-type="string" calcext:value-type="string">
            <text:p>Importance</text:p>
          </table:table-cell>
          <table:table-cell office:value-type="string" calcext:value-type="string">
            <text:p>Date estimée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F1</text:p>
          </table:table-cell>
          <table:table-cell office:value-type="string" calcext:value-type="string" table:number-columns-spanned="4" table:number-rows-spanned="1">
            <text:p>Créer une nouvelle sauvegarde</text:p>
          </table:table-cell>
          <table:covered-table-cell table:number-columns-repeated="3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4"/>
          <table:table-cell table:style-name="ce10" office:value-type="string" calcext:value-type="string">
            <text:p>F1.1</text:p>
          </table:table-cell>
          <table:table-cell table:style-name="ce19" office:value-type="string" calcext:value-type="string" table:number-columns-spanned="3" table:number-rows-spanned="1">
            <text:p>Nommer la nouvelle sauvegarde</text:p>
          </table:table-cell>
          <table:covered-table-cell table:number-columns-repeated="2" table:style-name="ce19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23" office:value-type="date" office:date-value="2019-05-29" calcext:value-type="date">
            <text:p>29/05/19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F2</text:p>
          </table:table-cell>
          <table:table-cell office:value-type="string" calcext:value-type="string" table:number-columns-spanned="3" table:number-rows-spanned="1">
            <text:p>Sélectionner une sauvegarde</text:p>
          </table:table-cell>
          <table:covered-table-cell table:number-columns-repeated="2"/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F3</text:p>
          </table:table-cell>
          <table:table-cell office:value-type="string" calcext:value-type="string" table:number-columns-spanned="5" table:number-rows-spanned="1">
            <text:p>Choisir niveau (en fonction de ceux débloqués)</text:p>
          </table:table-cell>
          <table:covered-table-cell table:number-columns-repeated="4"/>
          <table:table-cell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4"/>
          <table:table-cell table:style-name="ce11" office:value-type="string" calcext:value-type="string">
            <text:p>F3.1</text:p>
          </table:table-cell>
          <table:table-cell office:value-type="string" calcext:value-type="string" table:number-columns-spanned="4" table:number-rows-spanned="1">
            <text:p>Sélectionner un niveau infini avec de la génération de</text:p>
            <text:p>Map aléatoire et difficulté croissante</text:p>
          </table:table-cell>
          <table:covered-table-cell table:number-columns-repeated="3"/>
          <table:table-cell/>
          <table:table-cell table:style-name="ce1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F4</text:p>
          </table:table-cell>
          <table:table-cell office:value-type="string" calcext:value-type="string" table:number-columns-spanned="3" table:number-rows-spanned="1">
            <text:p>Lancer le niveau sélectionné</text:p>
          </table:table-cell>
          <table:covered-table-cell table:number-columns-repeated="2"/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F4.1</text:p>
          </table:table-cell>
          <table:table-cell office:value-type="string" calcext:value-type="string" table:number-columns-spanned="3" table:number-rows-spanned="1">
            <text:p>Jouer le niveau sélectionné</text:p>
          </table:table-cell>
          <table:covered-table-cell table:number-columns-repeated="2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01" calcext:value-type="date">
            <text:p>01/05/1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0</text:p>
          </table:table-cell>
          <table:table-cell office:value-type="string" calcext:value-type="string" table:number-columns-spanned="2" table:number-rows-spanned="1">
            <text:p>Charger le niveau</text:p>
          </table:table-cell>
          <table:covered-table-cell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4-22" calcext:value-type="date">
            <text:p>22/04/1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1</text:p>
          </table:table-cell>
          <table:table-cell office:value-type="string" calcext:value-type="string" table:number-columns-spanned="2" table:number-rows-spanned="1">
            <text:p>Afficher le jeu</text:p>
          </table:table-cell>
          <table:covered-table-cell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4-22" calcext:value-type="date">
            <text:p>22/04/1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Perso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2" table:number-rows-spanned="1">
            <text:p>-&gt; background</text:p>
          </table:table-cell>
          <table:covered-table-cell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foreground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3" table:number-rows-spanned="1">
            <text:p>-&gt; progression dans le niveau</text:p>
          </table:table-cell>
          <table:covered-table-cell table:number-columns-repeated="2"/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 table:number-columns-spanned="2" table:number-rows-spanned="1">
            <text:p>-&gt; barre de vie</text:p>
          </table:table-cell>
          <table:covered-table-cell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 score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2</text:p>
          </table:table-cell>
          <table:table-cell office:value-type="string" calcext:value-type="string" table:number-columns-spanned="2" table:number-rows-spanned="1">
            <text:p>Se déplacer sur l’écran</text:p>
          </table:table-cell>
          <table:covered-table-cell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4-22" calcext:value-type="date">
            <text:p>22/04/1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haut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bas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gauche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&gt;droite 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3</text:p>
          </table:table-cell>
          <table:table-cell office:value-type="string" calcext:value-type="string">
            <text:p>Tirer</text:p>
          </table:table-cell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01" calcext:value-type="date">
            <text:p>01/05/1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4</text:p>
          </table:table-cell>
          <table:table-cell office:value-type="string" calcext:value-type="string" table:number-columns-spanned="2" table:number-rows-spanned="1">
            <text:p>Larguer un explosif</text:p>
          </table:table-cell>
          <table:covered-table-cell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Default"/>
          <table:table-cell table:number-columns-repeated="2"/>
          <table:table-cell table:style-name="ce14" office:value-type="string" calcext:value-type="string">
            <text:p>F4.1.5</text:p>
          </table:table-cell>
          <table:table-cell office:value-type="string" calcext:value-type="string" table:number-columns-spanned="3" table:number-rows-spanned="1">
            <text:p>Sélectionner le type de munition</text:p>
            <text:p>(fonction des bonus)</text:p>
          </table:table-cell>
          <table:covered-table-cell table:number-columns-repeated="2"/>
          <table:table-cell/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2"/>
          <table:table-cell table:style-name="ce14" office:value-type="string" calcext:value-type="string">
            <text:p>F4.1.6</text:p>
          </table:table-cell>
          <table:table-cell office:value-type="string" calcext:value-type="string" table:number-columns-spanned="2" table:number-rows-spanned="1">
            <text:p>Gestion des collisions</text:p>
          </table:table-cell>
          <table:covered-table-cell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01" calcext:value-type="date">
            <text:p>01/05/19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10" office:value-type="string" calcext:value-type="string">
            <text:p>F4.2</text:p>
          </table:table-cell>
          <table:table-cell office:value-type="string" calcext:value-type="string" table:number-columns-spanned="4" table:number-rows-spanned="1">
            <text:p>Sauvegarder automatiquement la progression</text:p>
          </table:table-cell>
          <table:covered-table-cell table:number-columns-repeated="3"/>
          <table:table-cell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F4.3</text:p>
          </table:table-cell>
          <table:table-cell table:style-name="ce4" office:value-type="string" calcext:value-type="string" table:number-columns-spanned="3" table:number-rows-spanned="1">
            <text:p>Retourner au menu de sélection</text:p>
            <text:p>Des niveaux</text:p>
          </table:table-cell>
          <table:covered-table-cell table:number-columns-repeated="2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5</text:p>
          </table:table-cell>
          <table:table-cell table:style-name="ce12" office:value-type="string" calcext:value-type="string" table:number-columns-spanned="4" table:number-rows-spanned="1">
            <text:p>Ouvrir le menu des améliorations</text:p>
          </table:table-cell>
          <table:covered-table-cell table:style-name="ce4"/>
          <table:covered-table-cell table:number-columns-repeated="2"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23" office:value-type="date" office:date-value="2019-05-29" calcext:value-type="date">
            <text:p>29/05/19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F5.1</text:p>
          </table:table-cell>
          <table:table-cell table:style-name="ce4" office:value-type="string" calcext:value-type="string" table:number-columns-spanned="3" table:number-rows-spanned="1">
            <text:p>Sélectionner et valider une amélioration</text:p>
          </table:table-cell>
          <table:covered-table-cell table:number-columns-repeated="2"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23" office:value-type="date" office:date-value="2019-05-29" calcext:value-type="date">
            <text:p>29/05/19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F5.2</text:p>
          </table:table-cell>
          <table:table-cell office:value-type="string" calcext:value-type="string" table:number-columns-spanned="3" table:number-rows-spanned="1">
            <text:p>Sauvegarder les améliorations du joueur</text:p>
          </table:table-cell>
          <table:covered-table-cell table:style-name="Default"/>
          <table:covered-table-cell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23" office:value-type="date" office:date-value="2019-05-29" calcext:value-type="date">
            <text:p>29/05/1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6</text:p>
          </table:table-cell>
          <table:table-cell office:value-type="string" calcext:value-type="string" table:number-columns-spanned="4" table:number-rows-spanned="1">
            <text:p>Retourner au menu de sélection des sauvegardes</text:p>
          </table:table-cell>
          <table:covered-table-cell table:number-columns-repeated="3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15" calcext:value-type="date">
            <text:p>15/05/1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7</text:p>
          </table:table-cell>
          <table:table-cell office:value-type="string" calcext:value-type="string" table:number-columns-spanned="2" table:number-rows-spanned="1">
            <text:p>Afficher l’aide</text:p>
          </table:table-cell>
          <table:covered-table-cell/>
          <table:table-cell table:number-columns-repeated="4"/>
          <table:table-cell table:style-name="ce15" office:value-type="float" office:value="1" calcext:value-type="float">
            <text:p>1</text:p>
          </table:table-cell>
          <table:table-cell table:style-name="ce23" office:value-type="date" office:date-value="2019-05-29" calcext:value-type="date">
            <text:p>29/05/1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F8</text:p>
          </table:table-cell>
          <table:table-cell office:value-type="string" calcext:value-type="string">
            <text:p>Quitter</text:p>
          </table:table-cell>
          <table:table-cell table:number-columns-repeated="5"/>
          <table:table-cell table:style-name="ce15" office:value-type="float" office:value="0" calcext:value-type="float">
            <text:p>0</text:p>
          </table:table-cell>
          <table:table-cell table:style-name="ce23" office:value-type="date" office:date-value="2019-05-01" calcext:value-type="date">
            <text:p>01/05/1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I2:Feuille1.I10 Feuille1.I17:Feuille1.I17 Feuille1.I22:Feuille1.I33">
            <calcext:condition calcext:apply-style-name="Error" calcext:value="=0" calcext:base-cell-address="Feuille1.I2"/>
          </calcext:conditional-format>
          <calcext:conditional-format calcext:target-range-address="Feuille1.I2:Feuille1.I10 Feuille1.I17:Feuille1.I17 Feuille1.I22:Feuille1.I33">
            <calcext:condition calcext:apply-style-name="Error" calcext:value="=0" calcext:base-cell-address="Feuille1.I2"/>
            <calcext:condition calcext:apply-style-name="Bad" calcext:value="=1" calcext:base-cell-address="Feuille1.I2"/>
            <calcext:condition calcext:apply-style-name="Good" calcext:value="=2" calcext:base-cell-address="Feui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9:27:23.39820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20:04.587659006</meta:creation-date>
    <dc:date>2019-04-04T09:29:35.751693729</dc:date>
    <meta:editing-duration>PT1H39M18S</meta:editing-duration>
    <meta:editing-cycles>34</meta:editing-cycles>
    <meta:generator>LibreOffice/6.2.2.2$Linux_X86_64 LibreOffice_project/5daaa0e719eb4f073b63de04e0910785ad81fe7a</meta:generator>
    <meta:document-statistic meta:table-count="1" meta:cell-count="98" meta:object-count="0"/>
  </office:meta>
</office:document-meta>
</file>